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indent="1.7cm" style:auto-text-indent="false" style:page-number="auto" fo:background-color="transparent"/>
      <style:text-properties officeooo:rsid="001a8d0d" officeooo:paragraph-rsid="001a8d0d"/>
    </style:style>
    <style:style style:name="P2" style:family="paragraph" style:parent-style-name="Standard" style:master-page-name="">
      <loext:graphic-properties draw:fill="none"/>
      <style:paragraph-properties fo:margin-left="0cm" fo:margin-right="0cm" fo:text-indent="1.9cm" style:auto-text-indent="false" style:page-number="auto" fo:background-color="transparent"/>
      <style:text-properties officeooo:rsid="001a8d0d" officeooo:paragraph-rsid="001a8d0d"/>
    </style:style>
    <style:style style:name="P3" style:family="paragraph" style:parent-style-name="Standard">
      <loext:graphic-properties draw:fill="none"/>
      <style:paragraph-properties fo:margin-left="0cm" fo:margin-right="0cm" fo:text-indent="1.9cm" style:auto-text-indent="false" fo:background-color="transparent"/>
      <style:text-properties officeooo:rsid="001c92fa" officeooo:paragraph-rsid="001c92f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9455"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atient walks to the reception in OPD. Where he is asked for his registration number. If not registered <text:s/>he is given a Form in which basic details are filled. Details are submitted via the central computer system to the <text:span text:style-name="T1">database of patients</text:span> via a database handler. The returned registration number is told to the patient after which he is given a ticket in which doctor’s name , doctor’s room ,token number ,visit number, registration number, time of visit ,date , problem,whether this was scheduled visit or not ,etc <text:s/>of the patient are filled . These details are submitted to the <text:span text:style-name="T1">database of visits </text:span><text:span text:style-name="T2">and </text:span><text:span text:style-name="T1">to the database of patients</text:span><text:span text:style-name="T2"> to keep track of all visiting patients throughout the day.</text:span></text:p>
      <text:p text:style-name="P2"><text:span text:style-name="T2">The patient waits for some time for his token number to come up then gets to visit the doctor. The doctor’s assistant notes the visit number and marks it into the </text:span><text:span text:style-name="T1">database</text:span><text:span text:style-name="T2"> </text:span><text:span text:style-name="T1">of visits</text:span><text:span text:style-name="T2">.All computers in the OPD department are connected to a central computer .Every staff connects to the provided terminal to him/her via credentials through which they are provided a gateway for entry and output of restricted information.</text:span></text:p>
      <text:p text:style-name="P3"><text:span text:style-name="T2">The doctor after diagnosing the problem can enter into the terminal whether to shift the patient to in-patient/emergency ward according to his condition. He recommends some medicines and then enters the time for the patient for his next visit. The prescription can be printed and signed by the doctor on patients’ demand . The details of patient or only prescription are sent to the respective counters for further process. The doctor or the receptionist can any time request for a wheelchair or a helper via a hotline link.</text:span></text:p>
      <text:p text:style-name="P3"><text:span text:style-name="T2">The patient if not shifted continues to the chemist shop where on his demand the chemist searches for the prescription by his name .On confirmation he checks for the availability of the medicines and based on demand of patient prepares a receipt .The receipt is printed ,signed and sent to the </text:span><text:span text:style-name="T1">database for receipts</text:span><text:span text:style-name="T2">. The person gets a feedback link through sms which is unique and through a feedback gateway he expresses <text:s/>his satisfaction.</text:span></text:p>
      <text:p text:style-name="P3"><text:span text:style-name="T2">Reception, doctor and chemist ‘s terminal can be may all connected to the central computer system through which communication can happen. </text:span></text:p>
      <text:p text:style-name="P3"><text:span text:style-name="T2">Since terrorism has become a grave threat in whole <text:s/>world each and every terminal has to be connected to the security office for guard personnels . For this the request must be made via a hidden secret button at the underside of all desks </text:span><text:span text:style-name="T3">directly connected to the compu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1:30:27.924800809</meta:creation-date>
    <dc:date>2017-10-29T12:03:28.381844095</dc:date>
    <meta:editing-duration>PT29S</meta:editing-duration>
    <meta:editing-cycles>2</meta:editing-cycles>
    <meta:generator>LibreOffice/5.4.0.3$Linux_X86_64 LibreOffice_project/7556cbc6811c9d992f4064ab9287069087d7f62c</meta:generator>
    <meta:document-statistic meta:table-count="0" meta:image-count="0" meta:object-count="0" meta:page-count="1" meta:paragraph-count="6" meta:word-count="422" meta:character-count="2486" meta:non-whitespace-character-count="2065"/>
  </office:meta>
</office:document-meta>
</file>